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15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5c5cdd" officeooo:paragraph-rsid="01618a13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4" style:family="paragraph" style:parent-style-name="Table_20_Contents">
      <style:text-properties style:font-name="Calibri" fo:font-size="11pt" officeooo:rsid="011ebdd9" officeooo:paragraph-rsid="01618a13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27" style:family="paragraph" style:parent-style-name="Table_20_Contents">
      <style:text-properties style:font-name="Calibri" fo:font-size="11pt" officeooo:paragraph-rsid="01618a13" style:font-size-asian="11pt" style:font-size-complex="11pt"/>
    </style:style>
    <style:style style:name="P28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29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31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officeooo:paragraph-rsid="00f0ee57"/>
    </style:style>
    <style:style style:name="P35" style:family="paragraph" style:parent-style-name="Table_20_Contents">
      <style:paragraph-properties fo:text-align="end" style:justify-single-word="false"/>
      <style:text-properties officeooo:paragraph-rsid="00f231c7"/>
    </style:style>
    <style:style style:name="P36" style:family="paragraph" style:parent-style-name="Table_20_Contents">
      <style:paragraph-properties fo:text-align="end" style:justify-single-word="false"/>
      <style:text-properties officeooo:paragraph-rsid="015e85e5"/>
    </style:style>
    <style:style style:name="P37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8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4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7" style:family="paragraph" style:parent-style-name="Table_20_Contents">
      <style:text-properties style:font-name="Calibri" fo:font-size="11pt" officeooo:rsid="000bac1b" officeooo:paragraph-rsid="016f09a4" style:font-size-asian="11pt" style:font-size-complex="11pt"/>
    </style:style>
    <style:style style:name="P48" style:family="paragraph" style:parent-style-name="Table_20_Contents">
      <style:text-properties style:font-name="Calibri" fo:font-size="11pt" officeooo:rsid="013d46b1" officeooo:paragraph-rsid="016f09a4" style:font-size-asian="11pt" style:font-size-complex="11pt"/>
    </style:style>
    <style:style style:name="P49" style:family="paragraph" style:parent-style-name="Table_20_Contents">
      <style:text-properties style:font-name="Calibri" fo:font-size="11pt" officeooo:paragraph-rsid="016f09a4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9"><text:text-input text:description="">{{ dateString }}</text:text-input></text:p>
            <text:p text:style-name="P49"/>
            <text:p text:style-name="P49"/>
            <text:p text:style-name="P49"/>
            <text:p text:style-name="P49"><text:text-input text:description="">{% if recipient.recipientType == 'company' %}</text:text-input></text:p>
            <text:p text:style-name="P49"><text:text-input text:description="">{{ recipient.companyName }}</text:text-input></text:p>
            <text:p text:style-name="P49"><text:text-input text:description="">{% elif recipient.individuals %}</text:text-input></text:p>
            <text:p text:style-name="P49"><text:text-input text:description="">{% for individual in recipient.individuals %}</text:text-input></text:p>
            <text:p text:style-name="P49"><text:text-input text:description="">{{ individual.firstName }} {{individual.lastName }}</text:text-input></text:p>
            <text:p text:style-name="P49"><text:text-input text:description="">{% endfor %}</text:text-input></text:p>
            <text:p text:style-name="P49"><text:text-input text:description="">{% endif %}</text:text-input><text:text-input text:description=""/></text:p>
            <text:p text:style-name="P48"><text:span text:style-name="T11"><text:text-input text:description="">{% for address in  recipient.contactMethod['address'] %}</text:text-input></text:span></text:p>
            <text:p text:style-name="P48"><text:span text:style-name="T11"><text:text-input text:description="">{{ address }}</text:text-input></text:span></text:p>
            <text:p text:style-name="P47"><text:span text:style-name="T11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3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7"><text:text-input text:description="">{% if matter and matter['matterId'] %}</text:text-input></text:p>
            <text:p text:style-name="P35">ID:<text:span text:style-name="T8"><text:text-input text:description="">{{ matter['matterId'] }}</text:text-input></text:span></text:p>
            <text:p text:style-name="P34"><text:text-input text:description="">{% endif %}</text:text-input></text:p>
            <text:p text:style-name="P36"><text:text-input text:description="">{% if status and status.mode %}</text:text-input></text:p>
            <text:p text:style-name="P36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6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4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46">Yours <text:text-input text:description="">{{ valediction }}</text:text-input></text:p>
            <text:p text:style-name="P45">Evolution Lawyers</text:p>
            <text:p text:style-name="P38"/>
            <text:p text:style-name="P38"/>
            <text:p text:style-name="P38"/>
            <text:p text:style-name="P39"/>
            <text:p text:style-name="P38"><text:text-input text:description="">{% if sender %}</text:text-input></text:p>
            <text:p text:style-name="P40"><text:text-input text:description="">{{ sender }}</text:text-input></text:p>
            <text:p text:style-name="P40"><text:text-input text:description="">{{ mappings.sender[sender].title }}</text:text-input></text:p>
            <text:p text:style-name="P40"><text:text-input text:description="">{{ mappings.sender[sender].phone }}</text:text-input></text:p>
            <text:p text:style-name="P42"><text:text-input text:description="">{{ mappings.sender[sender].email }}</text:text-input></text:p>
            <text:p text:style-name="P41"><text:text-input text:description="">{% endif %}</text:text-input></text:p>
          </table:table-cell>
        </table:table-row>
      </table:table>
      <text:p text:style-name="P32"><text:text-input text:description="">{% if copyTo %}</text:text-input></text:p>
      <text:p text:style-name="P43"/>
      <text:p text:style-name="P43"/>
      <text:p text:style-name="P19"><text:text-input text:description="">{% for copy in copyTo %}</text:text-input></text:p>
      <text:p text:style-name="P31"><text:text-input text:description="">{% if loop.index == 1 %}</text:text-input></text:p>
      <text:p text:style-name="P25">Copy To:<text:tab/><text:span text:style-name="T9"><text:text-input text:description="">{{ copy.name }}</text:text-input></text:span></text:p>
      <text:p text:style-name="P28"><text:text-input text:description="">{% else %}</text:text-input></text:p>
      <text:p text:style-name="P28"><text:tab/><text:tab/><text:span text:style-name="T9"><text:text-input text:description="">{{ copy.name }}</text:text-input></text:span></text:p>
      <text:p text:style-name="P28"><text:text-input text:description="">{% endif %}</text:text-input></text:p>
      <text:p text:style-name="P20"><text:tab/><text:tab/><text:span text:style-name="T10"><text:text-input text:description="">{% if copy.email %}</text:text-input></text:span></text:p>
      <text:p text:style-name="P20"><text:tab/><text:tab/><text:span text:style-name="T10"><text:text-input text:description="">{{ copy.email }}</text:text-input></text:span></text:p>
      <text:p text:style-name="P29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soft-page-break/><text:tab/><text:tab/><text:text-input text:description="">{{ copy.address.street }}</text:text-input></text:p>
      <text:p text:style-name="P27"><text:tab/><text:tab/><text:text-input text:description="">{% endif %}</text:text-input></text:p>
      <text:p text:style-name="P22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4"><text:tab/><text:tab/><text:text-input text:description="">{% if copy.address.city %}</text:text-input></text:p>
      <text:p text:style-name="P24"><text:tab/><text:tab/><text:text-input text:description="">{{ copy.address.city }}</text:text-input></text:p>
      <text:p text:style-name="P14"><text:tab/><text:tab/><text:text-input text:description="">{% endif %}</text:text-input></text:p>
      <text:p text:style-name="P15"><text:tab/><text:tab/><text:text-input text:description="">{% if copy.address.country %}</text:text-input></text:p>
      <text:p text:style-name="P15"><text:tab/><text:tab/><text:text-input text:description="">{{ copy.address.country }}</text:text-input></text:p>
      <text:p text:style-name="P15"><text:tab/><text:tab/><text:text-input text:description="">{% endif %}</text:text-input></text:p>
      <text:p text:style-name="P15"><text:tab/><text:tab/><text:text-input text:description="">{% endif %}</text:text-input></text:p>
      <text:p text:style-name="P14"/>
      <text:p text:style-name="P26"><text:text-input text:description="">{% endfor %}</text:text-input></text:p>
      <text:p text:style-name="P30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0:00:46.260915000</dc:date>
    <meta:editing-duration>P3DT15H33M54S</meta:editing-duration>
    <meta:editing-cycles>344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1" meta:word-count="447" meta:character-count="2067" meta:non-whitespace-character-count="1802"/>
  </office:meta>
</office:document-meta>
</file>